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nesisCglibAopProxy.createProxyClassAndInstance( Enhancer enhancer , Callback [ ] callback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ObjenesisCglibAopProxy.createProxyClass( Enhancer enhanc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nesisCglibAopProxy.ObjenesisCglibAopProxy( AdvisedSuppor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